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84f37"/>
    </style:style>
    <style:style style:name="P2" style:family="paragraph" style:parent-style-name="Text_20_body">
      <style:text-properties officeooo:paragraph-rsid="000fded4"/>
    </style:style>
    <style:style style:name="T1" style:family="text">
      <style:text-properties officeooo:rsid="00084f37"/>
    </style:style>
    <style:style style:name="T2" style:family="text">
      <style:text-properties officeooo:rsid="0009dbfc"/>
    </style:style>
    <style:style style:name="T3" style:family="text">
      <style:text-properties officeooo:rsid="000fde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ức năng giải ngân theo tiến độ</text:p>
      <text:h text:style-name="Heading_20_1" text:outline-level="1">Mục tiêu và lí do</text:h>
      <text:p text:style-name="P1">- Buộc người tạo chiến dịch có trách nhiệm báo cáo tiến độ <text:span text:style-name="T1">thực hiện</text:span> chiến dịch.</text:p>
      <text:p text:style-name="P1">- Tăng cường quyền của người đóng góp.</text:p>
      <text:h text:style-name="Heading_20_1" text:outline-level="1">Các tiến trình</text:h>
      <text:p text:style-name="Text_20_body">- Tạo thông tin giải ngân.</text:p>
      <text:p text:style-name="Text_20_body">- Bầu chọn.</text:p>
      <text:p text:style-name="Text_20_body">- Giải ngân.</text:p>
      <text:h text:style-name="Heading_20_1" text:outline-level="1">Tạo thông tin giải ngân</text:h>
      <text:p text:style-name="Text_20_body">Khi người dụng tạo chiến dịch, sẽ điền một số thông tin:</text:p>
      <text:p text:style-name="Text_20_body">- Số giai đoạn thực hiện chiến dịch. (&gt;1)</text:p>
      <text:p text:style-name="Text_20_body">- Số tiền cần cho mỗi giai đoạn (tổng tiền ở mỗi giai đoạn == goal).</text:p>
      <text:p text:style-name="Text_20_body">- Tùy chọn chế độ giải ngân, có 4 chế độ:</text:p>
      <text:p text:style-name="Text_20_body">+ Flexible: đủ số vote ở giai đoạn nào thì được rút tiền ở giai đoạn đó.</text:p>
      <text:p text:style-name="Text_20_body">+ <text:span text:style-name="T2">Fixed: muốn rút tiền ở giai đoạn tiếp theo thì giai đoạn trước đó phải rút thành công (đủ số vote).</text:span></text:p>
      <text:p text:style-name="Text_20_body">+ TimingFlexible: người tạo chiến dịch sẽ ấn định thời gian thực hiện cho mỗi giai đoạn, khi hết thời gian ấn định của giai đoạn hiện tại thì mới có thể thực hiện lệnh vote và rút tiền cho giai đoạn tiếp theo. </text:p>
      <text:p text:style-name="P2">+ TimingFixed: người tạo chiến dịch sẽ ấn định thời gian thực hiện cho mỗi giai đoạn, khi hết thời gian ấn định của giai đoạn hiện tại thì mới có thể thực hiện lệnh vote và rút tiền cho giai đoạn tiếp theo. Nếu giai đoạn hiện tại không đủ điều kiện rút tiền thì giai đoạn sau sẽ không được rút tiền.</text:p>
      <text:h text:style-name="Heading_20_1" text:outline-level="1">Bầu chọn cho mỗi giai đoạn</text:h>
      <text:p text:style-name="Text_20_body">- Chỉ có người dùng đã đóng góp cho chiến dịch thì mới có quyền vote cho chiến dịch đó.</text:p>
      <text:p text:style-name="Text_20_body">- Voting cho từng giai đoạn của chiến dịch, KHÔNG voting cho cả chiến dịch.</text:p>
      <text:p text:style-name="Text_20_body">- Với mỗi lá phiếu sẽ có hai tùy chọn: Đồng ý hoặc Không đồng ý giải ngân.</text:p>
      <text:p text:style-name="Text_20_body">- Số phiếu Đồng ý đạt từ 50% / tổng số người đã đóng góp vào chiến dịch thì được xem là đủ điều kiện giải ngân.</text:p>
      <text:h text:style-name="Heading_20_1" text:outline-level="1"><text:soft-page-break/>Giải ngân</text:h>
      <text:p text:style-name="Text_20_body">- Chiến dịch chỉ có một giai đoạn =&gt; cho rút tiền mà không cần voting.</text:p>
      <text:p text:style-name="Text_20_body">- Chiến dịch từ 2 giai đoạn thực hiện trở lên:</text:p>
      <text:p text:style-name="Text_20_body">+ Giai đoạn 1 mặc định được rút mà không cần voting.</text:p>
      <text:p text:style-name="Text_20_body">+ Từ giai đoạn 2 cần voting.</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5:33:51.310883471</meta:creation-date>
    <dc:date>2019-10-29T16:32:11.452594257</dc:date>
    <meta:editing-duration>PT57M34S</meta:editing-duration>
    <meta:editing-cycles>2</meta:editing-cycles>
    <meta:generator>LibreOffice/6.2.7.1$Linux_X86_64 LibreOffice_project/20$Build-1</meta:generator>
    <meta:document-statistic meta:table-count="0" meta:image-count="0" meta:object-count="0" meta:page-count="2" meta:paragraph-count="27" meta:word-count="386" meta:character-count="1719" meta:non-whitespace-character-count="1359"/>
  </office:meta>
</office:document-meta>
</file>